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E064E0FDDF7537B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ffffff" fo:font-size="36pt" fo:text-shadow="1pt 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 style:text-autospace="none"/>
      <style:text-properties fo:color="#ffffff" fo:font-size="36pt" fo:text-shadow="1pt 1pt"/>
    </style:style>
    <style:style style:name="P7" style:family="paragraph">
      <loext:graphic-properties draw:fill="none" draw:fill-color="#ffffff"/>
      <style:paragraph-properties fo:text-align="start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start" fo:text-indent="-1.27cm" style:text-autospace="none"/>
      <style:text-properties fo:color="#ffffff" fo:font-size="36pt" fo:text-shadow="1pt 1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start" fo:text-indent="-1.27cm" style:text-autospace="none"/>
      <style:text-properties fo:font-size="32pt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  <style:text-properties fo:font-size="32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 Semibold" fo:font-size="28pt" fo:text-shadow="1pt 1pt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ffffff" style:font-name="Segoe UI" fo:font-size="32pt" fo:font-style="normal" fo:text-shadow="1pt 1pt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ffffff" style:font-name="Segoe UI" fo:font-size="24pt" fo:text-shadow="1pt 1pt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ffffff" style:font-name="Segoe UI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24pt" fo:font-style="normal" fo:text-shadow="1pt 1pt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94cm" svg:y="0.966cm">
          <draw:text-box>
            <text:p text:style-name="P1"><text:span text:style-name="T1">Hymn #375</text:span></text:p>
            <text:p text:style-name="P1"><text:span text:style-name="T2">“</text:span><text:span text:style-name="T2">Come, Your Hearts and Voices Rai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524cm" svg:y="6.451cm">
          <draw:text-box>
            <text:p text:style-name="P4"><text:span text:style-name="T3">1.</text:span><text:span text:style-name="T4"> Come, your hearts and voices raising,</text:span></text:p>
            <text:p text:style-name="P4"><text:span text:style-name="T4">Christ the Lord with gladness praising;</text:span><text:span text:style-name="T4"><text:line-break/></text:span><text:span text:style-name="T4">Loudly sing His love amazing,</text:span><text:span text:style-name="T4"><text:line-break/></text:span><text:span text:style-name="T4">Worthy folk of Christend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3" draw:text-style-name="P7" draw:layer="layout" svg:width="25.4cm" svg:height="7.011cm" svg:x="1.27cm" svg:y="6.604cm">
          <draw:text-box>
            <text:p text:style-name="P6"><text:span text:style-name="T5">2.</text:span><text:span text:style-name="T6"> Christ, from heav’n to us descending</text:span><text:span text:style-name="T6"><text:line-break/></text:span><text:span text:style-name="T6">And in love our race befriending;</text:span><text:span text:style-name="T6"><text:line-break/></text:span><text:span text:style-name="T6">In our need His help extending,</text:span><text:span text:style-name="T6"><text:line-break/></text:span><text:span text:style-name="T6">Saved us from the wily f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Hymn_25_20template" presentation:presentation-page-layout-name="AL1T0">
        <draw:frame draw:style-name="gr3" draw:text-style-name="P7" draw:layer="layout" svg:width="25.4cm" svg:height="7.011cm" svg:x="1.27cm" svg:y="6.858cm">
          <draw:text-box>
            <text:p text:style-name="P6"><text:span text:style-name="T5">3.</text:span><text:span text:style-name="T6"> Jacob’s star in all its splendor</text:span><text:span text:style-name="T6"><text:line-break/></text:span><text:span text:style-name="T6">Beams with comfort sweet and tender,</text:span><text:span text:style-name="T6"><text:line-break/></text:span><text:span text:style-name="T6">Forcing Satan to surrender,</text:span><text:span text:style-name="T6"><text:line-break/></text:span><text:span text:style-name="T6">Breaking all the pow’rs of h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ymn_25_20template" presentation:presentation-page-layout-name="AL1T0">
        <draw:frame draw:style-name="gr3" draw:text-style-name="P9" draw:layer="layout" svg:width="25.4cm" svg:height="7.011cm" svg:x="1.369cm" svg:y="6.604cm">
          <draw:text-box>
            <text:p text:style-name="P8"><text:span text:style-name="T5">4.</text:span><text:span text:style-name="T6"> From the bondage that oppressed us,</text:span></text:p>
            <text:p text:style-name="P8"><text:span text:style-name="T6">From sin’s fetters that possessed us,</text:span></text:p>
            <text:p text:style-name="P8"><text:span text:style-name="T6">From the grief that sore distressed us,</text:span></text:p>
            <text:p text:style-name="P8"><text:span text:style-name="T6">We, the captives, now are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Hymn_25_20template" presentation:presentation-page-layout-name="AL1T0">
        <draw:frame draw:style-name="gr3" draw:text-style-name="P9" draw:layer="layout" svg:width="25.4cm" svg:height="7.011cm" svg:x="1.524cm" svg:y="6.705cm">
          <draw:text-box>
            <text:p text:style-name="P8"><text:span text:style-name="T5">5.</text:span><text:span text:style-name="T6"> Oh, the joy beyond expressing</text:span></text:p>
            <text:p text:style-name="P8"><text:span text:style-name="T6">When by faith we grasp this blessing,</text:span></text:p>
            <text:p text:style-name="P8"><text:span text:style-name="T6">And to You we come confessing</text:span></text:p>
            <text:p text:style-name="P8"><text:span text:style-name="T6">That Your love has set us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4" draw:text-style-name="P13" draw:layer="layout" svg:width="25.4cm" svg:height="7.951cm" svg:x="1.016cm" svg:y="7.249cm">
          <draw:text-box>
            <text:p text:style-name="P10"><text:span text:style-name="T5">6.</text:span><text:span text:style-name="T6"> Gracious Child, we pray, O hear us,</text:span></text:p>
            <text:p text:style-name="P10"><text:span text:style-name="T6">From Your lowly manger cheer us,</text:span></text:p>
            <text:p text:style-name="P10"><text:span text:style-name="T6">Gently lead us and be near us</text:span></text:p>
            <text:p text:style-name="P11"><text:span text:style-name="T6">Till we join Your choir above.</text:span></text:p>
            <text:p text:style-name="P12"><text:span text:style-name="T7"><text:s text:c="96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8" draw:display-name="Bitmap 8" xlink:href="Pictures/100000000000042200000253E064E0FDDF7537BD.jpg" xlink:type="simple" xlink:show="embed" xlink:actuate="onLoad"/>
    <draw:fill-image draw:name="background" xlink:href="Pictures/100000000000042200000253E064E0FDDF7537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09:06:47.637000000</meta:creation-date>
    <dc:title>Hymn template</dc:title>
    <meta:editing-duration>PT13M41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7-12-22T19:20:03.384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2-24T09:06:47.341000000"/>
  </office:meta>
</office:document-meta>
</file>